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botto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02cm" svg:stroke-color="#ffff00" draw:marker-start="Arrow" draw:marker-start-width="0.457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text:enable-numbering="true" fo:margin-left="1.2cm" fo:margin-right="0cm" fo:text-indent="-0.9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text:enable-numbering="false" fo:margin-left="1.2cm" fo:margin-right="0cm" fo:text-indent="-0.9cm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ccccff" fo:font-weight="bold"/>
    </style:style>
    <style:style style:name="P16" style:family="paragraph">
      <style:text-properties fo:font-style="italic" fo:font-weight="bold"/>
    </style:style>
    <style:style style:name="P17" style:family="paragraph">
      <style:text-properties fo:color="#ccccff" fo:font-size="16pt" fo:font-style="italic" fo:font-weight="bold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fo:margin-left="0cm" fo:margin-right="0cm" fo:text-align="end" fo:text-indent="0cm"/>
      <style:text-properties fo:font-style="italic" fo:font-weight="bold"/>
    </style:style>
    <style:style style:name="P2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font-style="italic" fo:font-weight="bold"/>
    </style:style>
    <style:style style:name="P23" style:family="paragraph">
      <style:text-properties fo:font-size="16pt" fo:font-style="italic" fo:font-weight="bold"/>
    </style:style>
    <style:style style:name="P24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25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26" style:family="paragraph">
      <style:paragraph-properties fo:margin-left="6cm" fo:margin-right="0cm" fo:text-indent="-0.6cm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ccccff"/>
    </style:style>
    <style:style style:name="T6" style:family="text">
      <style:text-properties fo:color="#23ff23" fo:font-weight="bold"/>
    </style:style>
    <style:style style:name="T7" style:family="text">
      <style:text-properties fo:color="#ff8080"/>
    </style:style>
    <style:style style:name="T8" style:family="text">
      <style:text-properties fo:color="#ffffff"/>
    </style:style>
    <style:style style:name="T9" style:family="text">
      <style:text-properties fo:font-size="24pt"/>
    </style:style>
    <style:style style:name="T10" style:family="text">
      <style:text-properties fo:color="#ffff00" fo:font-size="24pt"/>
    </style:style>
    <style:style style:name="T11" style:family="text">
      <style:text-properties fo:color="#ccccff" fo:font-size="20pt" fo:font-weight="bold"/>
    </style:style>
    <style:style style:name="T12" style:family="text">
      <style:text-properties fo:font-style="italic"/>
    </style:style>
    <style:style style:name="T13" style:family="text">
      <style:text-properties fo:color="#ffff00" fo:font-style="normal"/>
    </style:style>
    <style:style style:name="T14" style:family="text">
      <style:text-properties fo:font-style="italic" fo:font-weight="bold"/>
    </style:style>
    <style:style style:name="T15" style:family="text">
      <style:text-properties fo:color="#ccccff" fo:font-size="16pt" fo:font-style="italic" fo:font-weight="bold"/>
    </style:style>
    <style:style style:name="T16" style:family="text">
      <style:text-properties fo:color="#ffff00" fo:font-style="italic"/>
    </style:style>
    <style:style style:name="T17" style:family="text">
      <style:text-properties fo:color="#ffffff" fo:font-style="italic"/>
    </style:style>
    <style:style style:name="T18" style:family="text">
      <style:text-properties style:text-position="super 58%" fo:font-style="italic" fo:font-weight="bold"/>
    </style:style>
    <style:style style:name="T19" style:family="text">
      <style:text-properties fo:font-size="16pt" fo:font-style="italic" fo:font-weight="bold"/>
    </style:style>
    <style:style style:name="T20" style:family="text">
      <style:text-properties fo:color="#3deb3d"/>
    </style:style>
    <style:style style:name="T21" style:family="text">
      <style:text-properties fo:color="#ffff00" fo:font-weight="bold"/>
    </style:style>
    <style:style style:name="T22" style:family="text">
      <style:text-properties fo:color="#ccccff" fo:font-size="24pt"/>
    </style:style>
    <style:style style:name="T23" style:family="text">
      <style:text-properties fo:color="#23ff23" fo:font-style="italic"/>
    </style:style>
    <style:style style:name="T24" style:family="text">
      <style:text-properties fo:color="#23ff23" fo:font-size="20pt" fo:font-weight="bold"/>
    </style:style>
    <style:style style:name="T25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6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7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8" style:family="text">
      <style:text-properties fo:color="#23ff23" fo:font-size="24pt" fo:font-weight="bold"/>
    </style:style>
    <style:style style:name="T29" style:family="text">
      <style:text-properties style:text-position="33% 58%"/>
    </style:style>
    <style:style style:name="T30" style:family="text">
      <style:text-properties fo:color="#23ff23" fo:font-size="22pt" fo:font-weight="bold"/>
    </style:style>
    <style:style style:name="T31" style:family="text">
      <style:text-properties fo:color="#ffffff" fo:font-size="22pt" fo:font-style="italic" fo:font-weight="bold"/>
    </style:style>
    <style:style style:name="T32" style:family="text">
      <style:text-properties fo:color="#ffffff" fo:font-size="24pt"/>
    </style:style>
    <style:style style:name="T33" style:family="text">
      <style:text-properties fo:color="#ffffff" fo:font-size="24pt" fo:font-weight="normal"/>
    </style:style>
    <style:style style:name="T34" style:family="text">
      <style:text-properties fo:color="#ffff00" fo:font-size="24pt" fo:font-weight="normal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list-level-position-and-space-mode="label-width-and-position"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list-level-position-and-space-mode="label-width-and-position"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list-level-position-and-space-mode="label-width-and-position"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list-level-position-and-space-mode="label-width-and-position"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list-level-position-and-space-mode="label-width-and-position"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list-level-position-and-space-mode="label-width-and-position"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list-level-position-and-space-mode="label-width-and-position"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list-level-position-and-space-mode="label-width-and-position"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list-level-position-and-space-mode="label-width-and-position"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 14x: if, while, for</presentation:footer-decl>
      <presentation:footer-decl presentation:name="ftr2">CMPTxxxx</presentation:footer-decl>
      <presentation:date-time-decl presentation:name="dtd1" presentation:source="fixed">19 Sep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3: Sequence, Selection (if),<text:line-break/><text:tab/>Repetition (while, for)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19 Sep 2008</text:p>
            <text:p text:style-name="P1">CMPT14x</text:p>
            <text:p text:style-name="P1">Dr. Sean Ho</text:p>
            <text:p text:style-name="P1">Trinity Western University</text:p>
          </draw:text-box>
        </draw:frame>
        <draw:rect draw:style-name="gr1" draw:text-style-name="P4" draw:layer="layout" svg:width="6.985cm" svg:height="1.905cm" svg:x="20.322cm" svg:y="10.137cm">
          <text:list text:style-name="L3">
            <text:list-item>
              <text:p text:style-name="P3"><text:span text:style-name="T1">Lab01</text:span><text:span text:style-name="T2"> due tonight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2.6-3.13)</text:p>
          </draw:text-box>
        </draw:frame>
        <draw:frame presentation:style-name="pr5" draw:text-style-name="P7" draw:layer="layout" svg:width="25.199cm" svg:height="14.959cm" svg:x="1.4cm" svg:y="4.507cm" presentation:class="outline" presentation:user-transformed="true">
          <draw:text-box>
            <text:list text:style-name="L4">
              <text:list-item>
                <text:p text:style-name="P6"><text:span text:style-name="T3">Formatted output</text:span></text:p>
              </text:list-item>
              <text:list-item>
                <text:p text:style-name="P6"><text:span text:style-name="T3">abs(), +=, string.capitalize()</text:span></text:p>
              </text:list-item>
              <text:list-item>
                <text:p text:style-name="P6"><text:span text:style-name="T3">Qualified import</text:span></text:p>
              </text:list-item>
              <text:list-item>
                <text:p text:style-name="P6"><text:span text:style-name="T3">Selection: if, if..else.., if..elif..else</text:span></text:p>
              </text:list-item>
              <text:list-item>
                <text:p text:style-name="P6"><text:span text:style-name="T3">Loops: while</text:span></text:p>
              </text:list-item>
              <text:list-item>
                <text:p text:style-name="P6"><text:span text:style-name="T3">Sentinel</text:span> variables</text:p>
              </text:list-item>
              <text:list-item>
                <text:p text:style-name="P6">Loop <text:span text:style-name="T3">counters</text:span></text:p>
              </text:list-item>
              <text:list-item>
                <text:p text:style-name="P6">Using mathematical <text:span text:style-name="T3">closed forms</text:span> instead of loops</text:p>
              </text:list-item>
              <text:list-item>
                <text:p text:style-name="P6">For loop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ted output: print with %</text:p>
          </draw:text-box>
        </draw:frame>
        <draw:frame presentation:style-name="pr5" draw:text-style-name="P7" draw:layer="layout" svg:width="25.199cm" svg:height="14.983cm" svg:x="1.4cm" svg:y="4.507cm" presentation:class="outline" presentation:user-transformed="true">
          <draw:text-box>
            <text:list text:style-name="L4">
              <text:list-item>
                <text:p text:style-name="P6">The built-in function print can accept a <text:span text:style-name="T3">format string:</text:span></text:p>
                <text:list>
                  <text:list-item>
                    <text:list>
                      <text:list-item>
                        <text:p text:style-name="P9"><text:span text:style-name="T4">print “You have %d apples.” % 7</text:span></text:p>
                        <text:list>
                          <text:list-item>
                            <text:p text:style-name="P10">Output: <text:span text:style-name="T5">“You have 7 apples.”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It can take a list of arguments:</text:p>
                    <text:list>
                      <text:list-item>
                        <text:p text:style-name="P9"><text:span text:style-name="T4">print “%d apples and %d oranges.” % (7, 10)</text:span></text:p>
                        <text:list>
                          <text:list-item>
                            <text:p text:style-name="P10">Output: <text:span text:style-name="T5">“7 apples and 10 oranges.”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Format codes:</text:p>
                    <text:list>
                      <text:list-item>
                        <text:p text:style-name="P9"><text:span text:style-name="T3">%d</text:span>: integer</text:p>
                      </text:list-item>
                      <text:list-item>
                        <text:p text:style-name="P9"><text:span text:style-name="T3">%f</text:span>: float</text:p>
                      </text:list-item>
                      <text:list-item>
                        <text:p text:style-name="P9"><text:span text:style-name="T3">%s</text:span>: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ting: %d, %f</text:p>
          </draw:text-box>
        </draw:frame>
        <draw:frame presentation:style-name="pr5" draw:text-style-name="P7" draw:layer="layout" svg:width="25.199cm" svg:height="15.117cm" svg:x="1.4cm" svg:y="4.507cm" presentation:class="outline" presentation:user-transformed="true">
          <draw:text-box>
            <text:list text:style-name="L4">
              <text:list-item>
                <text:p text:style-name="P6">You can specify the <text:span text:style-name="T3">field width</text:span>:</text:p>
                <text:list>
                  <text:list-item>
                    <text:list>
                      <text:list-item>
                        <text:p text:style-name="P9"><text:span text:style-name="T4">print “%3d apples” % 5</text:span></text:p>
                        <text:list>
                          <text:list-item>
                            <text:p text:style-name="P10">Output: <text:span text:style-name="T5">“ <text:s/>5 apples”</text:span> (note two <text:span text:style-name="T3">leading spaces</text:span>)</text:p>
                          </text:list-item>
                        </text:list>
                      </text:list-item>
                      <text:list-item>
                        <text:p text:style-name="P9"><text:span text:style-name="T4">print “%-3d apples” % 5</text:span></text:p>
                        <text:list>
                          <text:list-item>
                            <text:p text:style-name="P10">Output: <text:span text:style-name="T5">“5 <text:s text:c="2"/>apples”</text:span> (<text:span text:style-name="T3">left-aligned</text:span>: two trailing spaces)</text:p>
                          </text:list-item>
                        </text:list>
                      </text:list-item>
                      <text:list-item>
                        <text:p text:style-name="P9"><text:span text:style-name="T4">print “%03d apples” % 5</text:span></text:p>
                        <text:list>
                          <text:list-item>
                            <text:p text:style-name="P10">Output: <text:span text:style-name="T5">“005 apples”</text:span> (<text:span text:style-name="T3">padded</text:span> with zeros)</text:p>
                          </text:list-item>
                        </text:list>
                      </text:list-item>
                      <text:list-item>
                        <text:p text:style-name="P9"><text:span text:style-name="T4">print “%4.1f apples” % 5.273</text:span></text:p>
                        <text:list>
                          <text:list-item>
                            <text:p text:style-name="P10">Output: <text:span text:style-name="T5">“ 5.3 apples”</text:span></text:p>
                          </text:list-item>
                          <text:list-item>
                            <text:p text:style-name="P10"><text:span text:style-name="T4">4</text:span> is the <text:span text:style-name="T3">total</text:span> field width, including the decimal</text:p>
                          </text:list-item>
                          <text:list-item>
                            <text:p text:style-name="P10"><text:span text:style-name="T4">1</text:span> is the number of digits <text:span text:style-name="T3">after</text:span> the decim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String concatenation, repetition</text:p>
          </draw:text-box>
        </draw:frame>
        <draw:frame presentation:style-name="pr5" draw:text-style-name="P7" draw:layer="layout" svg:width="25.199cm" svg:height="14.285cm" svg:x="1.4cm" svg:y="4.507cm" presentation:class="outline" presentation:user-transformed="true">
          <draw:text-box>
            <text:list text:style-name="L4">
              <text:list-item>
                <text:p text:style-name="P6">The plus operator (<text:span text:style-name="T3">+</text:span>) is overloaded to work with strings: <text:span text:style-name="T3">concatenation</text:span></text:p>
                <text:list>
                  <text:list-item>
                    <text:list>
                      <text:list-item>
                        <text:p text:style-name="P9"><text:span text:style-name="T4">“</text:span><text:span text:style-name="T4">Hello” + “World!”</text:span><text:tab/><text:tab/><text:tab/>---&gt; <text:span text:style-name="T4">“HelloWorld!”</text:span></text:p>
                      </text:list-item>
                    </text:list>
                  </text:list-item>
                  <text:list-item>
                    <text:p text:style-name="P11"><text:span text:style-name="T3">Overloading</text:span> is when one operator or function can do <text:span text:style-name="T3">different</text:span> things depending on the <text:span text:style-name="T3">type</text:span> of its arguments:</text:p>
                    <text:list>
                      <text:list-item>
                        <text:p text:style-name="P9"><text:span text:style-name="T4">2 + 3</text:span><text:tab/><text:tab/><text:tab/>--&gt; <text:span text:style-name="T3">integer</text:span> addition</text:p>
                      </text:list-item>
                      <text:list-item>
                        <text:p text:style-name="P9"><text:span text:style-name="T4">2 + 3.0</text:span><text:tab/><text:tab/>--&gt; <text:span text:style-name="T3">float</text:span> addition</text:p>
                      </text:list-item>
                      <text:list-item>
                        <text:p text:style-name="P9"><text:span text:style-name="T4">“</text:span><text:span text:style-name="T4">A” + “B”</text:span><text:tab/><text:tab/>--&gt; <text:span text:style-name="T3">string</text:span> concatenation</text:p>
                      </text:list-item>
                    </text:list>
                  </text:list-item>
                </text:list>
              </text:list-item>
              <text:list-item>
                <text:p text:style-name="P6">Python also has string <text:span text:style-name="T3">repetition</text:span>:</text:p>
                <text:list>
                  <text:list-item>
                    <text:list>
                      <text:list-item>
                        <text:p text:style-name="P9"><text:span text:style-name="T4">“</text:span><text:span text:style-name="T4">Hi!” * 3</text:span><text:tab/><text:tab/>--&gt; <text:span text:style-name="T4">“Hi!Hi!Hi!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ring concatenation vs. print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3">print</text:span> converts each of its arguments to a string, and puts <text:span text:style-name="T3">spaces</text:span> between them:</text:p>
                <text:list>
                  <text:list-item>
                    <text:list>
                      <text:list-item>
                        <text:p text:style-name="P9"><text:span text:style-name="T6">print “Hello”, “dear”, “World!”</text:span></text:p>
                        <text:list>
                          <text:list-item>
                            <text:p text:style-name="P10"><text:span text:style-name="T6">---&gt; Hello dear World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String concatenation <text:span text:style-name="T3">doesn't</text:span> insert spaces:</text:p>
                <text:list>
                  <text:list-item>
                    <text:list>
                      <text:list-item>
                        <text:p text:style-name="P9"><text:span text:style-name="T6">print “Hello” + “dear” + “World!”</text:span></text:p>
                        <text:list>
                          <text:list-item>
                            <text:p text:style-name="P10"><text:span text:style-name="T6">---&gt; HellodearWorld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few misc nifty tricks</text:p>
          </draw:text-box>
        </draw:frame>
        <draw:frame presentation:style-name="pr5" draw:text-style-name="P7" draw:layer="layout" svg:width="25.199cm" svg:height="14.379cm" svg:x="1.4cm" svg:y="4.507cm" presentation:class="outline" presentation:user-transformed="true">
          <draw:text-box>
            <text:list text:style-name="L4">
              <text:list-item>
                <text:p text:style-name="P6"><text:span text:style-name="T3">Absolute</text:span> value built-in function: <text:span text:style-name="T4">abs(-5.0) --&gt; 5.0</text:span></text:p>
              </text:list-item>
              <text:list-item>
                <text:p text:style-name="P6"><text:span text:style-name="T3">Increment</text:span>/decrement, etc:</text:p>
                <text:list>
                  <text:list-item>
                    <text:p text:style-name="P11"><text:span text:style-name="T4">count += 1</text:span><text:tab/><text:tab/><text:tab/><text:tab/><text:span text:style-name="T7"># same as count = count + 1</text:span></text:p>
                  </text:list-item>
                  <text:list-item>
                    <text:p text:style-name="P11"><text:span text:style-name="T4">numApples *= 2</text:span><text:tab/><text:tab/><text:span text:style-name="T7"># nA = nA * 2</text:span></text:p>
                  </text:list-item>
                  <text:list-item>
                    <text:p text:style-name="P11">No builtin “<text:span text:style-name="T3">++</text:span>” operator as in C++/Java</text:p>
                  </text:list-item>
                </text:list>
              </text:list-item>
              <text:list-item>
                <text:p text:style-name="P6">Turn strings into <text:span text:style-name="T3">all-caps</text:span>:</text:p>
                <text:list>
                  <text:list-item>
                    <text:p text:style-name="P11"><text:span text:style-name="T4">import string</text:span></text:p>
                  </text:list-item>
                  <text:list-item>
                    <text:p text:style-name="P11"><text:span text:style-name="T4">string.upper(“Hello”)</text:span><text:tab/><text:tab/><text:span text:style-name="T7"># “HELLO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alified import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The usual way to <text:span text:style-name="T3">import</text:span> a library:</text:p>
              </text:list-item>
            </text:list>
            <text:p text:style-name="P12"><text:span text:style-name="T5">import string</text:span></text:p>
            <text:p text:style-name="P12"><text:span text:style-name="T5">string.capitalize(“Hello!”)</text:span></text:p>
            <text:list text:continue-numbering="true" text:style-name="L4">
              <text:list-item>
                <text:p text:style-name="P6">Import <text:span text:style-name="T3">individual</text:span> functions from a library:</text:p>
              </text:list-item>
            </text:list>
            <text:p text:style-name="P12"><text:span text:style-name="T5">from string import capitalize</text:span></text:p>
            <text:p text:style-name="P12"><text:span text:style-name="T5">capitalize(“Hello!”)</text:span></text:p>
            <text:list text:continue-numbering="true" text:style-name="L4">
              <text:list-item>
                <text:p text:style-name="P6">Or import an <text:span text:style-name="T3">entire</text:span> <text:span text:style-name="T8">library</text:span> (don't do this):</text:p>
              </text:list-item>
            </text:list>
            <text:p text:style-name="P12"><text:span text:style-name="T5">from string import *</text:span></text:p>
            <text:p text:style-name="P12"><text:span text:style-name="T5">capitalize(“Hello!”)</text:span></text:p>
            <text:list text:continue-numbering="true" text:style-name="L4">
              <text:list-item>
                <text:p text:style-name="P6">We'll learn later about <text:span text:style-name="T3">namespac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apter 3: Program Structure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Five basic program <text:span text:style-name="T3">structure</text:span>/flow abstractions:</text:p>
                <text:list>
                  <text:list-item>
                    <text:p text:style-name="P11"><text:span text:style-name="T3">Sequence</text:span> (newline)</text:p>
                  </text:list-item>
                  <text:list-item>
                    <text:p text:style-name="P11"><text:span text:style-name="T3">Selection</text:span> (<text:span text:style-name="T5">if ... elif ... else</text:span>)</text:p>
                  </text:list-item>
                  <text:list-item>
                    <text:p text:style-name="P11"><text:span text:style-name="T3">Repetition/loops</text:span> (<text:span text:style-name="T5">while, for</text:span>)</text:p>
                  </text:list-item>
                  <text:list-item>
                    <text:p text:style-name="P11"><text:span text:style-name="T3">Composition</text:span> (subroutines)</text:p>
                  </text:list-item>
                  <text:list-item>
                    <text:p text:style-name="P11"><text:span text:style-name="T3">Parallelism</text:span></text:p>
                  </text:list-item>
                </text:list>
              </text:list-item>
              <text:list-item>
                <text:p text:style-name="P6">This chapter mostly covers the first <text:span text:style-name="T3">three</text:span> program structure abstra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ement sequence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A <text:span text:style-name="T3">sequence</text:span> of statements is executed in order:</text:p>
                <text:list>
                  <text:list-item>
                    <text:p text:style-name="P11"><text:span text:style-name="T9">Successive statements are not executed until the preceding statement is </text:span><text:span text:style-name="T10">completed</text:span></text:p>
                  </text:list-item>
                </text:list>
              </text:list-item>
            </text:list>
            <text:p text:style-name="P12"><text:span text:style-name="T11">print “Running really_slow_function() ...”</text:span></text:p>
            <text:p text:style-name="P12"><text:span text:style-name="T11">really_slow_function()</text:span></text:p>
            <text:p text:style-name="P12"><text:span text:style-name="T11">print “done!”</text:span></text:p>
            <text:list text:continue-numbering="true" text:style-name="L4">
              <text:list-item>
                <text:p text:style-name="P6">Separate statements are on separate <text:span text:style-name="T3">lines</text:span></text:p>
                <text:list>
                  <text:list-item>
                    <text:p text:style-name="P11"><text:span text:style-name="T3">Whitespace</text:span> and <text:span text:style-name="T3">newlines</text:span> matter in Python</text:p>
                  </text:list-item>
                  <text:list-item>
                    <text:p text:style-name="P11">In most other languages, <text:span text:style-name="T3">semicolon</text:span> (<text:span text:style-name="T4">;</text:span>) separates statements, and newlines don't matt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imple selection: if 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p text:style-name="P6"><text:span text:style-name="T3">if</text:span> <text:span text:style-name="T12">condition </text:span><text:span text:style-name="T13">:</text:span></text:p>
            <text:p text:style-name="P12"><text:span text:style-name="T12">statement sequence</text:span><text:span text:style-name="T12"><text:line-break/></text:span><text:span text:style-name="T12"/></text:p>
            <text:list text:style-name="L4">
              <text:list-item>
                <text:p text:style-name="P6">Indentation (tab) indicates what's part of the statement sequence</text:p>
              </text:list-item>
              <text:list-item>
                <text:p text:style-name="P6">Condition is a <text:span text:style-name="T3">Boolean expression</text:span> evaluating to either <text:span text:style-name="T5">True</text:span> or <text:span text:style-name="T5">False</text:span></text:p>
              </text:list-item>
              <text:list-item>
                <text:p text:style-name="P6"><text:span text:style-name="T3">Conditional execution</text:span>: if condition evaluates to <text:span text:style-name="T5">False</text:span>, then the statement sequence is skipped over and <text:span text:style-name="T3">not executed</text:span></text:p>
              </text:list-item>
            </text:list>
          </draw:text-box>
        </draw:frame>
        <draw:g>
          <draw:circle draw:style-name="gr3" draw:text-style-name="P14" draw:id="id1" draw:layer="layout" svg:width="0.635cm" svg:height="0.635cm" svg:x="19.56cm" svg:y="2.315cm">
            <text:p/>
          </draw:circle>
          <draw:connector draw:style-name="gr4" draw:text-style-name="P14" draw:layer="layout" draw:type="line" svg:x1="19.834cm" svg:y1="0.501cm" svg:x2="19.877cm" svg:y2="2.315cm" draw:end-shape="id1" draw:end-glue-point="0">
            <text:p/>
          </draw:connector>
          <draw:circle draw:style-name="gr3" draw:text-style-name="P14" draw:id="id3" draw:layer="layout" svg:width="0.635cm" svg:height="0.635cm" svg:x="19.56cm" svg:y="5.755cm">
            <text:p/>
          </draw:circle>
          <draw:circle draw:style-name="gr3" draw:text-style-name="P14" draw:id="id2" draw:layer="layout" svg:width="0.635cm" svg:height="0.635cm" svg:x="21.8cm" svg:y="3.985cm">
            <text:p/>
          </draw:circle>
          <draw:connector draw:style-name="gr5" draw:text-style-name="P15" draw:layer="layout" draw:type="line" svg:x1="20.195cm" svg:y1="2.632cm" svg:x2="22.117cm" svg:y2="3.985cm" draw:start-shape="id1" draw:start-glue-point="1" draw:end-shape="id2" draw:end-glue-point="0">
            <text:p/>
          </draw:connector>
          <draw:connector draw:style-name="gr4" draw:text-style-name="P14" draw:layer="layout" draw:type="line" svg:x1="19.877cm" svg:y1="2.95cm" svg:x2="19.877cm" svg:y2="5.755cm" draw:start-shape="id1" draw:start-glue-point="2" draw:end-shape="id3" draw:end-glue-point="0">
            <text:p/>
          </draw:connector>
          <draw:connector draw:style-name="gr4" draw:text-style-name="P14" draw:layer="layout" draw:type="line" svg:x1="22.117cm" svg:y1="4.62cm" svg:x2="20.195cm" svg:y2="6.072cm" draw:start-shape="id2" draw:start-glue-point="2" draw:end-shape="id3" draw:end-glue-point="1">
            <text:p/>
          </draw:connector>
          <draw:connector draw:style-name="gr4" draw:text-style-name="P14" draw:layer="layout" draw:type="line" svg:x1="19.877cm" svg:y1="6.39cm" svg:x2="19.868cm" svg:y2="7.507cm" draw:start-shape="id3" draw:start-glue-point="2">
            <text:p/>
          </draw:connector>
          <draw:frame draw:style-name="gr6" draw:text-style-name="P16" draw:layer="layout" svg:width="3.846cm" svg:height="0.988cm" svg:x="15.85cm" svg:y="1.88cm">
            <draw:text-box>
              <text:p text:style-name="P1"><text:span text:style-name="T14">condition</text:span></text:p>
            </draw:text-box>
          </draw:frame>
          <draw:frame draw:style-name="gr6" draw:text-style-name="P16" draw:layer="layout" svg:width="3.91cm" svg:height="0.988cm" svg:x="22.651cm" svg:y="3.629cm">
            <draw:text-box>
              <text:p text:style-name="P1"><text:span text:style-name="T14">sequence</text:span></text:p>
            </draw:text-box>
          </draw:frame>
          <draw:frame draw:style-name="gr6" draw:text-style-name="P17" draw:layer="layout" svg:width="1.95cm" svg:height="0.903cm" svg:x="20.527cm" svg:y="2.259cm">
            <draw:text-box>
              <text:p text:style-name="P1"><text:span text:style-name="T15">True</text:span></text:p>
            </draw:text-box>
          </draw:frame>
          <draw:frame draw:style-name="gr6" draw:text-style-name="P17" draw:layer="layout" svg:width="2.178cm" svg:height="0.903cm" svg:x="17.827cm" svg:y="3.559cm">
            <draw:text-box>
              <text:p text:style-name="P1"><text:span text:style-name="T15">False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using if</text:p>
          </draw:text-box>
        </draw:frame>
        <draw:frame presentation:style-name="pr5" draw:text-style-name="P13" draw:layer="layout" svg:width="25.199cm" svg:height="15.176cm" svg:x="1.4cm" svg:y="4.507cm" presentation:class="outline" presentation:user-transformed="true">
          <draw:text-box>
            <text:p text:style-name="P6"><text:span text:style-name="T4">if numApples &gt; 12:</text:span></text:p>
            <text:p text:style-name="P12"><text:span text:style-name="T4">print “Okay, that's waay too many apples!”</text:span></text:p>
            <text:p text:style-name="P6"><text:span text:style-name="T4">print “Let's eat some apples!”</text:span></text:p>
            <text:p text:style-name="P6"/>
            <text:list text:style-name="L4">
              <text:list-item>
                <text:p text:style-name="P6">Observe <text:span text:style-name="T3">indentation </text:span><text:span text:style-name="T8">(it matters in Python!)</text:span></text:p>
              </text:list-item>
              <text:list-item>
                <text:p text:style-name="P6"><text:span text:style-name="T3">Parentheses () </text:span><text:span text:style-name="T8">not needed around the condition</text:span></text:p>
                <text:list>
                  <text:list-item>
                    <text:p text:style-name="P11"><text:span text:style-name="T8">But if the condition is complex, parentheses may be useful to clarify precedence:</text:span></text:p>
                    <text:list>
                      <text:list-item>
                        <text:p text:style-name="P9"><text:span text:style-name="T4">if (numApples &gt; 5) and (numApples &lt; 1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anching: if ... else ...</text:p>
          </draw:text-box>
        </draw:frame>
        <draw:frame presentation:style-name="pr5" draw:text-style-name="P13" draw:layer="layout" svg:width="13.205cm" svg:height="14.267cm" svg:x="1.4cm" svg:y="4.507cm" presentation:class="outline" presentation:user-transformed="true">
          <draw:text-box>
            <text:p text:style-name="P6"><text:span text:style-name="T3">if</text:span> <text:span text:style-name="T12">condition </text:span><text:span text:style-name="T13">:</text:span></text:p>
            <text:p text:style-name="P12"><text:span text:style-name="T12">statement sequence</text:span></text:p>
            <text:p text:style-name="P6"><text:span text:style-name="T16">else :</text:span></text:p>
            <text:p text:style-name="P12"><text:span text:style-name="T12">statement sequence</text:span><text:span text:style-name="T12"><text:line-break/></text:span><text:span text:style-name="T12"/></text:p>
            <text:list text:style-name="L4">
              <text:list-item>
                <text:p text:style-name="P6">Only <text:span text:style-name="T3">one</text:span> of the two statement sequences is executed</text:p>
              </text:list-item>
            </text:list>
          </draw:text-box>
        </draw:frame>
        <draw:g>
          <draw:circle draw:style-name="gr3" draw:text-style-name="P14" draw:id="id4" draw:layer="layout" svg:width="0.635cm" svg:height="0.635cm" svg:x="20.561cm" svg:y="5.515cm">
            <text:p/>
          </draw:circle>
          <draw:connector draw:style-name="gr4" draw:text-style-name="P14" draw:layer="layout" draw:type="line" svg:x1="20.877cm" svg:y1="3.915cm" svg:x2="20.878cm" svg:y2="5.515cm" draw:end-shape="id4" draw:end-glue-point="0">
            <text:p/>
          </draw:connector>
          <draw:circle draw:style-name="gr3" draw:text-style-name="P14" draw:id="id6" draw:layer="layout" svg:width="0.635cm" svg:height="0.635cm" svg:x="20.561cm" svg:y="11.355cm">
            <text:p/>
          </draw:circle>
          <draw:circle draw:style-name="gr3" draw:text-style-name="P14" draw:id="id5" draw:layer="layout" svg:width="0.635cm" svg:height="0.635cm" svg:x="22.401cm" svg:y="8.185cm">
            <text:p/>
          </draw:circle>
          <draw:connector draw:style-name="gr4" draw:text-style-name="P14" draw:layer="layout" draw:type="line" svg:x1="21.196cm" svg:y1="5.832cm" svg:x2="22.718cm" svg:y2="8.185cm" draw:start-shape="id4" draw:start-glue-point="1" draw:end-shape="id5" draw:end-glue-point="0">
            <text:p/>
          </draw:connector>
          <draw:connector draw:style-name="gr4" draw:text-style-name="P14" draw:layer="layout" draw:type="line" svg:x1="22.718cm" svg:y1="8.82cm" svg:x2="21.196cm" svg:y2="11.672cm" draw:start-shape="id5" draw:start-glue-point="2" draw:end-shape="id6" draw:end-glue-point="1">
            <text:p/>
          </draw:connector>
          <draw:connector draw:style-name="gr4" draw:text-style-name="P14" draw:layer="layout" draw:type="line" svg:x1="20.878cm" svg:y1="11.99cm" svg:x2="20.869cm" svg:y2="13.107cm" draw:start-shape="id6" draw:start-glue-point="2">
            <text:p/>
          </draw:connector>
          <draw:circle draw:style-name="gr3" draw:text-style-name="P14" draw:id="id7" draw:layer="layout" svg:width="0.635cm" svg:height="0.635cm" svg:x="18.82cm" svg:y="8.085cm">
            <text:p/>
          </draw:circle>
          <draw:connector draw:style-name="gr4" draw:text-style-name="P14" draw:layer="layout" draw:type="line" svg:x1="20.561cm" svg:y1="5.832cm" svg:x2="19.137cm" svg:y2="8.085cm" draw:start-shape="id4" draw:start-glue-point="3" draw:end-shape="id7" draw:end-glue-point="0">
            <text:p/>
          </draw:connector>
          <draw:connector draw:style-name="gr4" draw:text-style-name="P14" draw:layer="layout" draw:type="line" svg:x1="19.137cm" svg:y1="8.72cm" svg:x2="20.561cm" svg:y2="11.672cm" draw:start-shape="id7" draw:start-glue-point="2" draw:end-shape="id6" draw:end-glue-point="3">
            <text:p/>
          </draw:connector>
          <draw:frame draw:style-name="gr6" draw:text-style-name="P16" draw:layer="layout" svg:width="3.846cm" svg:height="0.988cm" svg:x="22.077cm" svg:y="4.608cm">
            <draw:text-box>
              <text:p text:style-name="P1"><text:span text:style-name="T14">condition</text:span></text:p>
            </draw:text-box>
          </draw:frame>
          <draw:frame draw:style-name="gr6" draw:text-style-name="P16" draw:layer="layout" svg:width="3.91cm" svg:height="1.725cm" svg:x="23.086cm" svg:y="7.889cm">
            <draw:text-box>
              <text:p text:style-name="P1"><text:span text:style-name="T14">“</text:span><text:span text:style-name="T14">else”</text:span></text:p>
              <text:p text:style-name="P1"><text:span text:style-name="T14">sequence</text:span></text:p>
            </draw:text-box>
          </draw:frame>
          <draw:frame draw:style-name="gr6" draw:text-style-name="P19" draw:layer="layout" svg:width="3.91cm" svg:height="1.725cm" svg:x="15.287cm" svg:y="7.79cm">
            <draw:text-box>
              <text:p text:style-name="P18"><text:span text:style-name="T14">“</text:span><text:span text:style-name="T14">if”</text:span></text:p>
              <text:p text:style-name="P18"><text:span text:style-name="T14">sequence</text:span></text:p>
            </draw:text-box>
          </draw:frame>
          <draw:frame draw:style-name="gr6" draw:text-style-name="P17" draw:layer="layout" svg:width="1.95cm" svg:height="0.903cm" svg:x="18.227cm" svg:y="5.959cm">
            <draw:text-box>
              <text:p text:style-name="P1"><text:span text:style-name="T15">True</text:span></text:p>
            </draw:text-box>
          </draw:frame>
          <draw:frame draw:style-name="gr6" draw:text-style-name="P17" draw:layer="layout" svg:width="2.178cm" svg:height="0.903cm" svg:x="21.925cm" svg:y="6.089cm">
            <draw:text-box>
              <text:p text:style-name="P1"><text:span text:style-name="T15">False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using if ... else ...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p text:style-name="P6"><text:span text:style-name="T4">if numFriends &gt; 0:</text:span></text:p>
            <text:p text:style-name="P12"><text:span text:style-name="T4">applesPerFriend = numApples / numFriends</text:span></text:p>
            <text:p text:style-name="P6"><text:span text:style-name="T4">else:</text:span></text:p>
            <text:p text:style-name="P12"><text:span text:style-name="T4">print “Awww, you need some friends!”</text:span></text:p>
            <text:p text:style-name="P20"/>
            <text:list text:style-name="L4">
              <text:list-item>
                <text:p text:style-name="P6">Would the <text:span text:style-name="T3">division</text:span> work if <text:span text:style-name="T4">numFriends == 0</text:span>?</text:p>
              </text:list-item>
              <text:list-item>
                <text:p text:style-name="P6">Will this code generate an <text:span text:style-name="T3">error</text:span><text:line-break/>if <text:span text:style-name="T4">numFriends == 0</text:span>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anching: if ... elif ... else ...</text:p>
          </draw:text-box>
        </draw:frame>
        <draw:frame presentation:style-name="pr5" draw:text-style-name="P13" draw:layer="layout" svg:width="13.205cm" svg:height="14.267cm" svg:x="1.4cm" svg:y="4.507cm" presentation:class="outline" presentation:user-transformed="true">
          <draw:text-box>
            <text:p text:style-name="P6"><text:span text:style-name="T3">if</text:span> <text:span text:style-name="T12">condition </text:span><text:span text:style-name="T13">:</text:span></text:p>
            <text:p text:style-name="P12"><text:span text:style-name="T12">statement sequence</text:span></text:p>
            <text:p text:style-name="P6"><text:span text:style-name="T16">elif </text:span><text:span text:style-name="T17">2nd condition </text:span><text:span text:style-name="T16">:</text:span></text:p>
            <text:p text:style-name="P12"><text:span text:style-name="T12">statement sequence</text:span></text:p>
            <text:p text:style-name="P6"><text:span text:style-name="T16">else :</text:span></text:p>
            <text:p text:style-name="P12"><text:span text:style-name="T12">statement sequence</text:span><text:span text:style-name="T12"><text:line-break/></text:span><text:span text:style-name="T12"/></text:p>
            <text:list text:style-name="L4">
              <text:list-item>
                <text:p text:style-name="P6">Only <text:span text:style-name="T3">one</text:span> of the statement sequences is executed</text:p>
              </text:list-item>
            </text:list>
          </draw:text-box>
        </draw:frame>
        <draw:g>
          <draw:circle draw:style-name="gr3" draw:text-style-name="P14" draw:id="id8" draw:layer="layout" svg:width="0.635cm" svg:height="0.635cm" svg:x="18.745cm" svg:y="5.715cm">
            <text:p/>
          </draw:circle>
          <draw:connector draw:style-name="gr4" draw:text-style-name="P14" draw:layer="layout" draw:type="line" svg:x1="19.048cm" svg:y1="3.969cm" svg:x2="19.062cm" svg:y2="5.715cm" draw:end-shape="id8" draw:end-glue-point="0">
            <text:p/>
          </draw:connector>
          <draw:circle draw:style-name="gr3" draw:text-style-name="P14" draw:id="id10" draw:layer="layout" svg:width="0.635cm" svg:height="0.635cm" svg:x="23.19cm" svg:y="9.155cm">
            <text:p/>
          </draw:circle>
          <draw:circle draw:style-name="gr3" draw:text-style-name="P14" draw:id="id9" draw:layer="layout" svg:width="0.635cm" svg:height="0.635cm" svg:x="18.745cm" svg:y="9.155cm">
            <text:p/>
          </draw:circle>
          <draw:connector draw:style-name="gr4" draw:text-style-name="P14" draw:layer="layout" draw:type="line" svg:x1="19.062cm" svg:y1="6.35cm" svg:x2="19.062cm" svg:y2="9.155cm" draw:start-shape="id8" draw:start-glue-point="2" draw:end-shape="id9" draw:end-glue-point="0">
            <text:p/>
          </draw:connector>
          <draw:connector draw:style-name="gr4" draw:text-style-name="P14" draw:layer="layout" draw:type="line" svg:x1="19.38cm" svg:y1="9.472cm" svg:x2="23.19cm" svg:y2="9.472cm" draw:start-shape="id9" draw:start-glue-point="1" draw:end-shape="id10" draw:end-glue-point="3">
            <text:p/>
          </draw:connector>
          <draw:connector draw:style-name="gr4" draw:text-style-name="P14" draw:layer="layout" draw:type="lines" draw:line-skew="3.045cm" svg:x1="23.507cm" svg:y1="9.79cm" svg:x2="19.38cm" svg:y2="15.617cm" draw:start-shape="id10" draw:start-glue-point="2" draw:end-shape="id11" draw:end-glue-point="1">
            <text:p/>
          </draw:connector>
          <draw:circle draw:style-name="gr3" draw:text-style-name="P14" draw:id="id12" draw:layer="layout" svg:width="0.635cm" svg:height="0.635cm" svg:x="25.73cm" svg:y="5.715cm">
            <text:p/>
          </draw:circle>
          <draw:connector draw:style-name="gr4" draw:text-style-name="P14" draw:layer="layout" draw:type="line" svg:x1="19.38cm" svg:y1="6.032cm" svg:x2="25.73cm" svg:y2="6.032cm" draw:start-shape="id8" draw:start-glue-point="1" draw:end-shape="id12" draw:end-glue-point="3">
            <text:p/>
          </draw:connector>
          <draw:frame draw:style-name="gr6" draw:text-style-name="P16" draw:layer="layout" svg:width="3.846cm" svg:height="0.988cm" svg:x="15.275cm" svg:y="5.37cm">
            <draw:text-box>
              <text:p text:style-name="P1"><text:span text:style-name="T14">condition</text:span></text:p>
            </draw:text-box>
          </draw:frame>
          <draw:frame draw:style-name="gr6" draw:text-style-name="P22" draw:layer="layout" svg:width="3.91cm" svg:height="1.725cm" svg:x="21.785cm" svg:y="7.533cm">
            <draw:text-box>
              <text:p text:style-name="P21"><text:span text:style-name="T14">“</text:span><text:span text:style-name="T14">elif”</text:span></text:p>
              <text:p text:style-name="P21"><text:span text:style-name="T14">sequence</text:span></text:p>
            </draw:text-box>
          </draw:frame>
          <draw:frame draw:style-name="gr6" draw:text-style-name="P19" draw:layer="layout" svg:width="3.91cm" svg:height="1.725cm" svg:x="24.195cm" svg:y="4.007cm">
            <draw:text-box>
              <text:p text:style-name="P21"><text:span text:style-name="T14">“</text:span><text:span text:style-name="T14">if”</text:span></text:p>
              <text:p text:style-name="P18"><text:span text:style-name="T14">sequence</text:span></text:p>
            </draw:text-box>
          </draw:frame>
          <draw:frame draw:style-name="gr6" draw:text-style-name="P17" draw:layer="layout" svg:width="1.95cm" svg:height="0.903cm" svg:x="20.015cm" svg:y="5.074cm">
            <draw:text-box>
              <text:p text:style-name="P1"><text:span text:style-name="T15">True</text:span></text:p>
            </draw:text-box>
          </draw:frame>
          <draw:frame draw:style-name="gr6" draw:text-style-name="P17" draw:layer="layout" svg:width="2.178cm" svg:height="0.903cm" svg:x="16.94cm" svg:y="6.624cm">
            <draw:text-box>
              <text:p text:style-name="P1"><text:span text:style-name="T15">False</text:span></text:p>
            </draw:text-box>
          </draw:frame>
          <draw:circle draw:style-name="gr3" draw:text-style-name="P14" draw:id="id13" draw:layer="layout" svg:width="0.635cm" svg:height="0.635cm" svg:x="18.745cm" svg:y="12.095cm">
            <text:p/>
          </draw:circle>
          <draw:connector draw:style-name="gr4" draw:text-style-name="P14" draw:layer="layout" draw:type="line" svg:x1="19.062cm" svg:y1="9.79cm" svg:x2="19.062cm" svg:y2="12.095cm" draw:start-shape="id9" draw:start-glue-point="2" draw:end-shape="id13" draw:end-glue-point="0">
            <text:p/>
          </draw:connector>
          <draw:circle draw:style-name="gr3" draw:text-style-name="P14" draw:id="id11" draw:layer="layout" svg:width="0.635cm" svg:height="0.635cm" svg:x="18.745cm" svg:y="15.3cm">
            <text:p/>
          </draw:circle>
          <draw:connector draw:style-name="gr4" draw:text-style-name="P14" draw:layer="layout" draw:type="line" svg:x1="19.062cm" svg:y1="12.73cm" svg:x2="19.062cm" svg:y2="15.3cm" draw:start-shape="id13" draw:start-glue-point="2" draw:end-shape="id11" draw:end-glue-point="0">
            <text:p/>
          </draw:connector>
          <draw:frame draw:style-name="gr6" draw:text-style-name="P17" draw:layer="layout" svg:width="1.95cm" svg:height="0.903cm" svg:x="20.016cm" svg:y="8.559cm">
            <draw:text-box>
              <text:p text:style-name="P1"><text:span text:style-name="T15">True</text:span></text:p>
            </draw:text-box>
          </draw:frame>
          <draw:frame draw:style-name="gr6" draw:text-style-name="P17" draw:layer="layout" svg:width="2.178cm" svg:height="0.903cm" svg:x="16.941cm" svg:y="10.009cm">
            <draw:text-box>
              <text:p text:style-name="P1"><text:span text:style-name="T15">False</text:span></text:p>
            </draw:text-box>
          </draw:frame>
          <draw:frame draw:style-name="gr6" draw:text-style-name="P16" draw:layer="layout" svg:width="5.031cm" svg:height="1.006cm" svg:x="14.275cm" svg:y="8.471cm">
            <draw:text-box>
              <text:p text:style-name="P1"><text:span text:style-name="T14">2</text:span><text:span text:style-name="T18">nd</text:span><text:span text:style-name="T14"> condition</text:span></text:p>
            </draw:text-box>
          </draw:frame>
          <draw:frame draw:style-name="gr6" draw:text-style-name="P22" draw:layer="layout" svg:width="3.91cm" svg:height="1.725cm" svg:x="19.22cm" svg:y="11.578cm">
            <draw:text-box>
              <text:p text:style-name="P21"><text:span text:style-name="T14">“</text:span><text:span text:style-name="T14">else”</text:span></text:p>
              <text:p text:style-name="P21"><text:span text:style-name="T14">sequence</text:span></text:p>
            </draw:text-box>
          </draw:frame>
          <draw:connector draw:style-name="gr4" draw:text-style-name="P14" draw:layer="layout" draw:type="lines" draw:line-skew="7.755cm" svg:x1="26.047cm" svg:y1="6.35cm" svg:x2="19.38cm" svg:y2="15.617cm" draw:start-shape="id12" draw:start-glue-point="2" draw:end-shape="id11" draw:end-glue-point="1">
            <text:p/>
          </draw:connector>
          <draw:connector draw:style-name="gr4" draw:text-style-name="P14" draw:layer="layout" draw:type="line" svg:x1="19.062cm" svg:y1="15.935cm" svg:x2="19.05cm" svg:y2="17.786cm" draw:start-shape="id11" draw:start-glue-point="2">
            <text:p/>
          </draw:connector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Example using if ... elif ... else ...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p text:style-name="P6"><text:span text:style-name="T4">if numFriends &lt;= 0:</text:span></text:p>
            <text:p text:style-name="P12"><text:span text:style-name="T4">print “Awww, you need some friends!”</text:span></text:p>
            <text:p text:style-name="P6"><text:span text:style-name="T4">elif numFriends &gt; 30:</text:span></text:p>
            <text:p text:style-name="P12"><text:span text:style-name="T4">print “Wow, that's a lot of friends!”</text:span></text:p>
            <text:p text:style-name="P6"><text:span text:style-name="T4">else:</text:span></text:p>
            <text:p text:style-name="P12"><text:span text:style-name="T4">applesPerFriend = numApples / numFriends</text:span></text:p>
            <text:p text:style-name="P20"/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</text:p>
          </draw:text-box>
        </draw:frame>
        <draw:frame presentation:style-name="pr5" draw:text-style-name="P13" draw:layer="layout" svg:width="25.199cm" svg:height="15.229cm" svg:x="1.4cm" svg:y="4.507cm" presentation:class="outline" presentation:user-transformed="true">
          <draw:text-box>
            <text:p text:style-name="P6"><text:span text:style-name="T3">while</text:span> <text:span text:style-name="T12">condition </text:span><text:span text:style-name="T16">:</text:span></text:p>
            <text:p text:style-name="P12"><text:span text:style-name="T12">statement sequence</text:span></text:p>
            <text:p text:style-name="P20"><text:span text:style-name="T5"/></text:p>
            <text:list text:style-name="L4">
              <text:list-item>
                <text:p text:style-name="P6">As with “if”, <text:span text:style-name="T12">condition</text:span> is a <text:span text:style-name="T3">Boolean expression</text:span>:</text:p>
                <text:list>
                  <text:list-item>
                    <text:p text:style-name="P11">It is evaluated <text:span text:style-name="T3">once</text:span> before entering the loop,</text:p>
                  </text:list-item>
                  <text:list-item>
                    <text:p text:style-name="P11">And <text:span text:style-name="T3">re-evaluated</text:span> each time through the loop:</text:p>
                  </text:list-item>
                  <text:list-item>
                    <text:p text:style-name="P11">Top-of-loop testing</text:p>
                  </text:list-item>
                </text:list>
              </text:list-item>
              <text:list-item>
                <text:p text:style-name="P6"><text:span text:style-name="T12">Statement sequence</text:span> is run only if <text:span text:style-name="T12">condition</text:span> evaluates to <text:span text:style-name="T5">True</text:span></text:p>
              </text:list-item>
            </text:list>
          </draw:text-box>
        </draw:frame>
        <draw:g>
          <draw:circle draw:style-name="gr3" draw:text-style-name="P14" draw:id="id15" draw:layer="layout" svg:width="0.635cm" svg:height="0.635cm" svg:x="19.825cm" svg:y="2.94cm">
            <text:p/>
          </draw:circle>
          <draw:circle draw:style-name="gr3" draw:text-style-name="P14" draw:id="id14" draw:layer="layout" svg:width="0.635cm" svg:height="0.635cm" svg:x="23.533cm" svg:y="6.13cm">
            <text:p/>
          </draw:circle>
          <draw:connector draw:style-name="gr4" draw:text-style-name="P14" draw:layer="layout" draw:type="curve" svg:x1="24.168cm" svg:y1="6.447cm" svg:x2="20.46cm" svg:y2="3.257cm" draw:start-shape="id14" draw:start-glue-point="1" draw:end-shape="id15" draw:end-glue-point="1">
            <text:p/>
          </draw:connector>
          <draw:connector draw:style-name="gr4" draw:text-style-name="P14" draw:layer="layout" draw:type="curve" svg:x1="20.142cm" svg:y1="3.575cm" svg:x2="23.533cm" svg:y2="6.447cm" draw:start-shape="id15" draw:start-glue-point="2" draw:end-shape="id14" draw:end-glue-point="3">
            <text:p/>
          </draw:connector>
          <draw:connector draw:style-name="gr4" draw:text-style-name="P14" draw:layer="layout" draw:type="line" svg:x1="20.142cm" svg:y1="3.575cm" svg:x2="20.149cm" svg:y2="8.661cm" draw:start-shape="id15" draw:start-glue-point="2">
            <text:p/>
          </draw:connector>
          <draw:connector draw:style-name="gr4" draw:text-style-name="P14" draw:layer="layout" draw:type="line" svg:x1="20.191cm" svg:y1="1.181cm" svg:x2="20.142cm" svg:y2="2.94cm" draw:end-shape="id15" draw:end-glue-point="0">
            <text:p/>
          </draw:connector>
          <draw:frame draw:style-name="gr6" draw:text-style-name="P23" draw:layer="layout" svg:width="3.474cm" svg:height="0.903cm" svg:x="16.48cm" svg:y="2.685cm">
            <draw:text-box>
              <text:p text:style-name="P1"><text:span text:style-name="T19">condition</text:span></text:p>
            </draw:text-box>
          </draw:frame>
          <draw:frame draw:style-name="gr6" draw:text-style-name="P23" draw:layer="layout" svg:width="3.52cm" svg:height="0.903cm" svg:x="22.286cm" svg:y="6.759cm">
            <draw:text-box>
              <text:p text:style-name="P1"><text:span text:style-name="T19">sequence</text:span></text:p>
            </draw:text-box>
          </draw:frame>
          <draw:frame draw:style-name="gr6" draw:text-style-name="P17" draw:layer="layout" svg:width="2.178cm" svg:height="0.903cm" svg:x="17.98cm" svg:y="5.509cm">
            <draw:text-box>
              <text:p text:style-name="P1"><text:span text:style-name="T15">False</text:span></text:p>
            </draw:text-box>
          </draw:frame>
          <draw:frame draw:style-name="gr6" draw:text-style-name="P17" draw:layer="layout" svg:width="1.95cm" svg:height="0.903cm" svg:x="20.326cm" svg:y="4.374cm">
            <draw:text-box>
              <text:p text:style-name="P1"><text:span text:style-name="T15">True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ntinel variable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A <text:span text:style-name="T3">sentinel</text:span> <text:span text:style-name="T3">variable</text:span> controls whether a loop continues: the loop only exits when the sentinel variable has a certain value</text:p>
              </text:list-item>
            </text:list>
            <text:p text:style-name="P12"><text:span text:style-name="T6">answer = 0</text:span></text:p>
            <text:p text:style-name="P12"><text:span text:style-name="T6">while answer != 4:</text:span></text:p>
            <text:p text:style-name="P24"><text:span text:style-name="T6">answer = input(“Math quiz: 2 + 2 = ”)</text:span></text:p>
            <text:p text:style-name="P12"/>
            <text:list text:continue-numbering="true" text:style-name="L4">
              <text:list-item>
                <text:list>
                  <text:list-item>
                    <text:p text:style-name="P11">Sentinel variable is <text:span text:style-name="T20">answer</text:span></text:p>
                  </text:list-item>
                  <text:list-item>
                    <text:p text:style-name="P11">Sentinel value is <text:span text:style-name="T20">4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unting loop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A common form of loop uses a <text:span text:style-name="T3">counter</text:span>:</text:p>
              </text:list-item>
            </text:list>
            <text:p text:style-name="P12"><text:span text:style-name="T6">counter = 1</text:span></text:p>
            <text:p text:style-name="P12"><text:span text:style-name="T6">while counter &lt;= max:</text:span></text:p>
            <text:p text:style-name="P24"><text:span text:style-name="T6">sum = sum + counter</text:span></text:p>
            <text:p text:style-name="P24"><text:span text:style-name="T6">counter = counter + 1</text:span></text:p>
            <text:list text:continue-numbering="true" text:style-name="L4">
              <text:list-item>
                <text:p text:style-name="P6">What if we need to <text:span text:style-name="T3">prematurely</text:span> exit this loop?</text:p>
              </text:list-item>
            </text:list>
            <text:p text:style-name="P12"><text:span text:style-name="T6">counter = 1</text:span></text:p>
            <text:p text:style-name="P12"><text:span text:style-name="T6">while counter &lt;= max:</text:span></text:p>
            <text:p text:style-name="P24"><text:span text:style-name="T6">if need_to_exit_early():</text:span></text:p>
            <text:p text:style-name="P25"><text:span text:style-name="T6">counter = </text:span><text:span text:style-name="T21">max + 1</text:span></text:p>
            <text:p text:style-name="P24"><text:span text:style-name="T6">...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osed forms instead of loop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Sometimes with a bit of thought we can replace a loop with a single <text:span text:style-name="T3">mathematical equation</text:span></text:p>
                <text:list>
                  <text:list-item>
                    <text:p text:style-name="P11"><text:span text:style-name="T22">“</text:span><text:span text:style-name="T22">Work smarter, not harder”</text:span></text:p>
                  </text:list-item>
                </text:list>
              </text:list-item>
              <text:list-item>
                <text:p text:style-name="P6">Example: Add the first <text:span text:style-name="T23">n</text:span> integers &gt;0</text:p>
              </text:list-item>
            </text:list>
            <text:p text:style-name="P12"><text:span text:style-name="T24">sum = 0</text:span></text:p>
            <text:p text:style-name="P12"><text:span text:style-name="T24">counter = 1</text:span></text:p>
            <text:p text:style-name="P12"><text:span text:style-name="T24">while counter &lt;= n:</text:span></text:p>
            <text:p text:style-name="P24"><text:span text:style-name="T24">sum = sum + counter</text:span></text:p>
            <text:p text:style-name="P24"><text:span text:style-name="T24">counter = counter + 1</text:span></text:p>
            <text:p text:style-name="P12"><text:span text:style-name="T24">print “Sum is %d.” % sum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osed form solution</text:p>
          </draw:text-box>
        </draw:frame>
        <draw:frame presentation:style-name="pr5" draw:text-style-name="P6" draw:layer="layout" svg:width="25.199cm" svg:height="15.429cm" svg:x="1.4cm" svg:y="4.507cm" presentation:class="outline" presentation:user-transformed="true">
          <draw:text-box>
            <text:list text:style-name="L4">
              <text:list-item>
                <text:p text:style-name="P6">But observe the pattern:</text:p>
                <text:list>
                  <text:list-item>
                    <text:p text:style-name="P11"><text:span text:style-name="T4">1</text:span> + <text:span text:style-name="T4">2</text:span> + <text:span text:style-name="T4">3</text:span> +<text:tab/><text:tab/><text:tab/><text:tab/>...<text:tab/><text:tab/><text:tab/><text:tab/> <text:s text:c="2"/>+ <text:span text:style-name="T4">(n-2)</text:span> + <text:span text:style-name="T4">(n-1)</text:span> + <text:span text:style-name="T4">n</text:span><text:line-break/><text:line-break/><text:line-break/></text:p>
                  </text:list-item>
                </text:list>
              </text:list-item>
              <text:list-item>
                <text:p text:style-name="P6">Each pair makes <text:span text:style-name="T20">n+1</text:span>; there are <text:span text:style-name="T4">n/2</text:span> pairs:</text:p>
              </text:list-item>
              <text:list-item>
                <text:p text:style-name="P6">Closed form solution:</text:p>
              </text:list-item>
            </text:list>
            <text:p text:style-name="P12"><text:span text:style-name="T25">sum = n * (n+1) / 2</text:span></text:p>
            <text:p text:style-name="P12"><text:span text:style-name="T26"/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 text:style-name="P9"><text:span text:style-name="T26">(If </text:span><text:span text:style-name="T25">n</text:span><text:span text:style-name="T26"> is type </text:span><text:span text:style-name="T27">int</text:span><text:span text:style-name="T26">, does the </text:span><text:span text:style-name="T25">/</text:span><text:span text:style-name="T26"> cause problems?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polyline draw:style-name="gr7" draw:text-style-name="P14" draw:layer="layout" svg:width="15.867cm" svg:height="18.94cm" draw:transform="skewX (-3.86365154685916E-017) rotate (-0.896052037974906) translate (17.3609999999614cm -3.8569999999955cm)" svg:viewBox="0 0 15868 18941" draw:points="0,-14578 1984,-12991 15868,-30346 13884,-31932">
            <text:p/>
          </draw:polyline>
          <draw:polyline draw:style-name="gr7" draw:text-style-name="P14" draw:layer="layout" svg:width="15.072cm" svg:height="12.595cm" draw:transform="skewX (-4.25766873332348E-017) rotate (-0.674918821747266) translate (12.6549999999691cm -1.68799999998252cm)" svg:viewBox="0 0 15073 12596" draw:points="0,-7342 1191,-5854 15073,-16965 13881,-18450">
            <text:p/>
          </draw:polyline>
          <draw:polyline draw:style-name="gr7" draw:text-style-name="P14" draw:layer="layout" svg:width="8.527cm" svg:height="10.214cm" draw:transform="rotate (-0.896052037974906) translate (14.9769999999791cm 1.10000000000244cm)" svg:viewBox="0 0 8528 10215" draw:points="0,-12595 991,-11801 8528,-21222 7537,-22016">
            <text:p/>
          </draw:polylin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continue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You can prematurely go to the next iteration of a while loop by using <text:span text:style-name="T3">continue</text:span>:</text:p>
                <text:list>
                  <text:list-item>
                    <text:list>
                      <text:list-item>
                        <text:p text:style-name="P9"><text:span text:style-name="T28">counter = 0</text:span></text:p>
                      </text:list-item>
                      <text:list-item>
                        <text:p text:style-name="P9"><text:span text:style-name="T28">while counter &lt; 5:</text:span></text:p>
                        <text:list>
                          <text:list-item>
                            <text:p text:style-name="P10"><text:span text:style-name="T28">counter += 1</text:span></text:p>
                          </text:list-item>
                          <text:list-item>
                            <text:p text:style-name="P10"><text:span text:style-name="T28">if counter == 3:</text:span></text:p>
                            <text:list>
                              <text:list-item>
                                <text:p text:style-name="P26"><text:span text:style-name="T28">continue</text:span></text:p>
                              </text:list-item>
                            </text:list>
                          </text:list-item>
                          <text:list-item>
                            <text:p text:style-name="P10"><text:span text:style-name="T28">print counter,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Output:</text:p>
                    <text:list>
                      <text:list-item>
                        <text:p text:style-name="P9"><text:span text:style-name="T5">1 2 4 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break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You can quit a while loop early by using <text:span text:style-name="T3">break</text:span>:</text:p>
                <text:list>
                  <text:list-item>
                    <text:list>
                      <text:list-item>
                        <text:p text:style-name="P9"><text:span text:style-name="T28">counter = 0</text:span></text:p>
                      </text:list-item>
                      <text:list-item>
                        <text:p text:style-name="P9"><text:span text:style-name="T28">while counter &lt; 5:</text:span></text:p>
                        <text:list>
                          <text:list-item>
                            <text:p text:style-name="P10"><text:span text:style-name="T28">counter += 1</text:span></text:p>
                          </text:list-item>
                          <text:list-item>
                            <text:p text:style-name="P10"><text:span text:style-name="T28">if counter == 3:</text:span></text:p>
                            <text:list>
                              <text:list-item>
                                <text:p text:style-name="P26"><text:span text:style-name="T28">break</text:span></text:p>
                              </text:list-item>
                            </text:list>
                          </text:list-item>
                          <text:list-item>
                            <text:p text:style-name="P10"><text:span text:style-name="T2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Output:</text:p>
                <text:list>
                  <text:list-item>
                    <text:list>
                      <text:list-item>
                        <text:p text:style-name="P9"><text:span text:style-name="T5">1 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else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The optional <text:span text:style-name="T3">else</text:span> clause of a while loop is executed when the loop condition is False:</text:p>
                <text:list>
                  <text:list-item>
                    <text:list>
                      <text:list-item>
                        <text:p text:style-name="P9"><text:span text:style-name="T28">counter = 0</text:span></text:p>
                      </text:list-item>
                      <text:list-item>
                        <text:p text:style-name="P9"><text:span text:style-name="T28">while counter &lt; 5:</text:span></text:p>
                        <text:list>
                          <text:list-item>
                            <text:p text:style-name="P10"><text:span text:style-name="T28">counter += 1</text:span></text:p>
                          </text:list-item>
                          <text:list-item>
                            <text:p text:style-name="P10"><text:span text:style-name="T28">print counter,</text:span></text:p>
                          </text:list-item>
                        </text:list>
                      </text:list-item>
                      <text:list-item>
                        <text:p text:style-name="P9"><text:span text:style-name="T28">else:</text:span></text:p>
                        <text:list>
                          <text:list-item>
                            <text:p text:style-name="P10"><text:span text:style-name="T28">print “Loop is don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Output:</text:p>
                <text:list>
                  <text:list-item>
                    <text:list>
                      <text:list-item>
                        <text:p text:style-name="P9"><text:span text:style-name="T5">1 2 3 4 5 Loop is done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break skips else</text:p>
          </draw:text-box>
        </draw:frame>
        <draw:frame presentation:style-name="pr5" draw:text-style-name="P6" draw:layer="layout" svg:width="25.199cm" svg:height="14.988cm" svg:x="1.4cm" svg:y="4.507cm" presentation:class="outline" presentation:user-transformed="true">
          <draw:text-box>
            <text:list text:style-name="L4">
              <text:list-item>
                <text:p text:style-name="P6">If the loop is exited via <text:span text:style-name="T3">break</text:span>, the <text:span text:style-name="T3">else</text:span> clause is not performed:</text:p>
                <text:list>
                  <text:list-item>
                    <text:list>
                      <text:list-item>
                        <text:p text:style-name="P9"><text:span text:style-name="T28">counter = 0</text:span></text:p>
                      </text:list-item>
                      <text:list-item>
                        <text:p text:style-name="P9"><text:span text:style-name="T28">while counter &lt; 5:</text:span></text:p>
                        <text:list>
                          <text:list-item>
                            <text:p text:style-name="P10"><text:span text:style-name="T28">counter += 1</text:span></text:p>
                          </text:list-item>
                          <text:list-item>
                            <text:p text:style-name="P10"><text:span text:style-name="T28">if counter == 3:</text:span></text:p>
                            <text:list>
                              <text:list-item>
                                <text:p text:style-name="P26"><text:span text:style-name="T28">break</text:span></text:p>
                              </text:list-item>
                            </text:list>
                          </text:list-item>
                          <text:list-item>
                            <text:p text:style-name="P10"><text:span text:style-name="T28">print counter,</text:span></text:p>
                          </text:list-item>
                        </text:list>
                      </text:list-item>
                      <text:list-item>
                        <text:p text:style-name="P9"><text:span text:style-name="T28">else:</text:span></text:p>
                        <text:list>
                          <text:list-item>
                            <text:p text:style-name="P10"><text:span text:style-name="T28">print “Loop is don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Output:</text:p>
                <text:list>
                  <text:list-item>
                    <text:list>
                      <text:list-item>
                        <text:p text:style-name="P9"><text:span text:style-name="T5">1 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6" draw:id="id1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17" text:style-name="P6">Print squares from 1<text:span text:style-name="T29">2</text:span> up to 10<text:span text:style-name="T29">2</text:span>:</text:p>
                <text:list>
                  <text:list-item>
                    <text:list>
                      <text:list-item>
                        <text:p text:id="id18" text:style-name="P9"><text:span text:style-name="T28">counter = 0</text:span></text:p>
                      </text:list-item>
                      <text:list-item>
                        <text:p text:id="id19" text:style-name="P9"><text:span text:style-name="T28">while counter &lt; 10:</text:span></text:p>
                        <text:list>
                          <text:list-item>
                            <text:p text:id="id20" text:style-name="P10"><text:span text:style-name="T28">print counter*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21" text:style-name="P6">What's wrong with this loop?<text:line-break/></text:p>
              </text:list-item>
              <text:list-item>
                <text:p text:id="id22" text:style-name="P6">Always make sure progress is being made in the loop!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background" smil:attributeName="visibility" smil:to="visible"/>
                  <anim:transitionFilter smil:dur="0.5s" smil:targetElement="id16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6" draw:id="id2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24" text:style-name="P6">Count from 1 up to 10 by twos:</text:p>
                <text:list>
                  <text:list-item>
                    <text:list>
                      <text:list-item>
                        <text:p text:id="id25" text:style-name="P9"><text:span text:style-name="T28">counter = 1</text:span></text:p>
                      </text:list-item>
                      <text:list-item>
                        <text:p text:id="id26" text:style-name="P9"><text:span text:style-name="T28">while counter != 10:</text:span></text:p>
                        <text:list>
                          <text:list-item>
                            <text:p text:id="id27" text:style-name="P10"><text:span text:style-name="T28">print counter,</text:span></text:p>
                          </text:list-item>
                          <text:list-item>
                            <text:p text:id="id28" text:style-name="P10"><text:span text:style-name="T28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29" text:style-name="P6">What's wrong with this loop?<text:line-break/>How would you fix it?</text:p>
                <text:list>
                  <text:list-item>
                    <text:list>
                      <text:list-item>
                        <text:p text:id="id30" text:style-name="P9"><text:span text:style-name="T28">counter = 1</text:span></text:p>
                      </text:list-item>
                      <text:list-item>
                        <text:p text:id="id31" text:style-name="P9"><text:span text:style-name="T28">while counter &lt; 10:</text:span></text:p>
                        <text:list>
                          <text:list-item>
                            <text:p text:id="id32" text:style-name="P10"><text:span text:style-name="T28">print counter,</text:span></text:p>
                          </text:list-item>
                          <text:list-item>
                            <text:p text:id="id33" text:style-name="P10"><text:span text:style-name="T28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background" smil:attributeName="visibility" smil:to="visible"/>
                  <anim:transitionFilter smil:dur="0.5s" smil:targetElement="id23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6" draw:id="id34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35" text:style-name="P6">Count from 1.1 up to 2.0 in increments of 0.1:</text:p>
                <text:list>
                  <text:list-item>
                    <text:list>
                      <text:list-item>
                        <text:p text:id="id36" text:style-name="P9"><text:span text:style-name="T28">counter = 1.1</text:span></text:p>
                      </text:list-item>
                      <text:list-item>
                        <text:p text:id="id37" text:style-name="P9"><text:span text:style-name="T28">while counter != 2.0:</text:span></text:p>
                        <text:list>
                          <text:list-item>
                            <text:p text:id="id38" text:style-name="P10"><text:span text:style-name="T28">print counter,</text:span></text:p>
                          </text:list-item>
                          <text:list-item>
                            <text:p text:id="id39" text:style-name="P10"><text:span text:style-name="T28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40" text:style-name="P6">Seems like it should work, but it might not due to inaccuracies in floating-point arithmetic</text:p>
                <text:list>
                  <text:list-item>
                    <text:list>
                      <text:list-item>
                        <text:p text:id="id41" text:style-name="P9"><text:span text:style-name="T28">counter = 1.1</text:span></text:p>
                      </text:list-item>
                      <text:list-item>
                        <text:p text:id="id42" text:style-name="P9"><text:span text:style-name="T28">while counter &lt; 2.0:</text:span></text:p>
                        <text:list>
                          <text:list-item>
                            <text:p text:id="id43" text:style-name="P10"><text:span text:style-name="T28">print counter,</text:span></text:p>
                          </text:list-item>
                          <text:list-item>
                            <text:p text:id="id44" text:style-name="P10"><text:span text:style-name="T28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4" anim:sub-item="background" smil:attributeName="visibility" smil:to="visible"/>
                  <anim:transitionFilter smil:dur="0.5s" smil:targetElement="id34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s</text:p>
          </draw:text-box>
        </draw:frame>
        <draw:frame presentation:style-name="pr5" draw:text-style-name="P7" draw:layer="layout" svg:width="25.199cm" svg:height="15.974cm" svg:x="1.4cm" svg:y="4.507cm" presentation:class="outline" presentation:user-transformed="true">
          <draw:text-box>
            <text:list text:style-name="L4">
              <text:list-item>
                <text:p text:style-name="P6"><text:span text:style-name="T9">Since many while loops are </text:span><text:span text:style-name="T10">counting</text:span><text:span text:style-name="T9"> loops, the </text:span><text:span text:style-name="T10">for</text:span><text:span text:style-name="T9"> loop is an easy construct that prevents many of these errors</text:span></text:p>
              </text:list-item>
              <text:list-item>
                <text:p text:style-name="P6"><text:span text:style-name="T3">Syntax</text:span>:</text:p>
                <text:list>
                  <text:list-item>
                    <text:list>
                      <text:list-item>
                        <text:p text:style-name="P9"><text:span text:style-name="T30">for </text:span><text:span text:style-name="T31">target</text:span><text:span text:style-name="T30"> in </text:span><text:span text:style-name="T31">expression list</text:span><text:span text:style-name="T30"> :</text:span></text:p>
                        <text:list>
                          <text:list-item>
                            <text:p text:style-name="P10"><text:span text:style-name="T31">Statement sequ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Example</text:span>:</text:p>
                <text:list>
                  <text:list-item>
                    <text:list>
                      <text:list-item>
                        <text:p text:style-name="P9"><text:span text:style-name="T30">for counter in (0, 1, 2, 3, 4):</text:span></text:p>
                        <text:list>
                          <text:list-item>
                            <text:p text:style-name="P10"><text:span text:style-name="T30">print counter,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1">Output:</text:p>
                    <text:list>
                      <text:list-item>
                        <text:p text:style-name="P9"><text:span text:style-name="T5">0 1 2 3 4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2">for loops can also take an </text:span><text:span text:style-name="T10">else</text:span><text:span text:style-name="T32"> sequence, like while loop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nge()</text:p>
          </draw:text-box>
        </draw:frame>
        <draw:frame presentation:style-name="pr5" draw:text-style-name="P6" draw:layer="layout" svg:width="25.199cm" svg:height="17.367cm" svg:x="1.4cm" svg:y="4.507cm" presentation:class="outline" presentation:user-transformed="true">
          <draw:text-box>
            <text:list text:style-name="L4">
              <text:list-item>
                <text:p text:style-name="P6">The built-in function <text:span text:style-name="T3">range()</text:span> produces a list suitable for use in a for loop:</text:p>
                <text:list>
                  <text:list-item>
                    <text:list>
                      <text:list-item>
                        <text:p text:style-name="P9"><text:span text:style-name="T30">range(10)</text:span><text:span text:style-name="T30"><text:tab/></text:span><text:span text:style-name="T30"><text:tab/></text:span><text:span text:style-name="T30"><text:tab/></text:span><text:span text:style-name="T30">----&gt; [0, 1, 2, 3, 4, 5, 6, 7, 8, 9]</text:span></text:p>
                      </text:list-item>
                      <text:list-item>
                        <text:p text:style-name="P9">Note <text:span text:style-name="T3">0-based</text:span>, and doesn't include <text:span text:style-name="T3">end</text:span> of range</text:p>
                      </text:list-item>
                    </text:list>
                  </text:list-item>
                  <text:list-item>
                    <text:p text:style-name="P11">Specify <text:span text:style-name="T3">starting</text:span> value:</text:p>
                    <text:list>
                      <text:list-item>
                        <text:p text:style-name="P9"><text:span text:style-name="T30">range(1, 10)</text:span><text:span text:style-name="T30"><text:tab/></text:span><text:span text:style-name="T30"><text:tab/></text:span><text:span text:style-name="T30"><text:tab/></text:span><text:span text:style-name="T30">----&gt; [1, 2, 3, 4, 5, 6, 7, 8, 9]</text:span></text:p>
                      </text:list-item>
                    </text:list>
                  </text:list-item>
                  <text:list-item>
                    <text:p text:style-name="P11">Specify <text:span text:style-name="T3">increment</text:span>:</text:p>
                    <text:list>
                      <text:list-item>
                        <text:p text:style-name="P9"><text:span text:style-name="T30">range(10, 0, -2)</text:span><text:span text:style-name="T30"><text:tab/></text:span><text:span text:style-name="T30"><text:tab/></text:span><text:span text:style-name="T30">----&gt; [10, 8, 6, 4, 2]</text:span><text:span text:style-name="T30"><text:line-break/></text:span><text:span text:style-name="T30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3">Technically, range() returns a </text:span><text:span text:style-name="T34">list</text:span><text:span text:style-name="T33"> (mutable), rather than a </text:span><text:span text:style-name="T34">tuple</text:span><text:span text:style-name="T33"> (immutable). <text:s/>We'll learn about lists and mutability later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0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 examples</text:p>
          </draw:text-box>
        </draw:frame>
        <draw:frame presentation:style-name="pr5" draw:text-style-name="P6" draw:layer="layout" svg:width="25.199cm" svg:height="14.509cm" svg:x="1.4cm" svg:y="4.507cm" presentation:class="outline" presentation:user-transformed="true">
          <draw:text-box>
            <text:list text:style-name="L4">
              <text:list-item>
                <text:p text:style-name="P6">Print squares from 1<text:span text:style-name="T29">2</text:span> up to 10<text:span text:style-name="T29">2</text:span>:</text:p>
                <text:list>
                  <text:list-item>
                    <text:list>
                      <text:list-item>
                        <text:p text:style-name="P9"><text:span text:style-name="T28">for counter in range(1, 11):</text:span></text:p>
                        <text:list>
                          <text:list-item>
                            <text:p text:style-name="P10"><text:span text:style-name="T28">print counter *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for loops can iterate over other <text:span text:style-name="T3">lists</text:span>:</text:p>
                <text:list>
                  <text:list-item>
                    <text:list>
                      <text:list-item>
                        <text:p text:style-name="P9"><text:span text:style-name="T30">for appleVariety in (“Fuji”, “Braeburn”, “Gala”):</text:span></text:p>
                        <text:list>
                          <text:list-item>
                            <text:p text:style-name="P10"><text:span text:style-name="T30">print “I like”, appleVariety, “apples!”</text:span><text:span text:style-name="T30"><text:line-break/></text:span><text:span text:style-name="T30"><text:line-break/></text:span><text:span text:style-name="T30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9">Technically, the for loop uses an </text:span><text:span text:style-name="T10">iterator</text:span><text:span text:style-name="T9"> to get the next item to loop over. <text:s/>Iterators are beyond the scope of CMPT140/145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1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§2.6-3.13)</text:p>
          </draw:text-box>
        </draw:frame>
        <draw:frame presentation:style-name="pr5" draw:text-style-name="P7" draw:layer="layout" svg:width="25.199cm" svg:height="14.959cm" svg:x="1.4cm" svg:y="4.507cm" presentation:class="outline" presentation:user-transformed="true">
          <draw:text-box>
            <text:list text:style-name="L4">
              <text:list-item>
                <text:p text:style-name="P6"><text:span text:style-name="T3">Formatted output</text:span></text:p>
              </text:list-item>
              <text:list-item>
                <text:p text:style-name="P6"><text:span text:style-name="T3">abs(), +=, string.capitalize()</text:span></text:p>
              </text:list-item>
              <text:list-item>
                <text:p text:style-name="P6"><text:span text:style-name="T3">Qualified import</text:span></text:p>
              </text:list-item>
              <text:list-item>
                <text:p text:style-name="P6"><text:span text:style-name="T3">Selection: if, if..else.., if..elif..else</text:span></text:p>
              </text:list-item>
              <text:list-item>
                <text:p text:style-name="P6"><text:span text:style-name="T3">Loops: while</text:span></text:p>
              </text:list-item>
              <text:list-item>
                <text:p text:style-name="P6"><text:span text:style-name="T3">Sentinel</text:span> variables</text:p>
              </text:list-item>
              <text:list-item>
                <text:p text:style-name="P6">Loop <text:span text:style-name="T3">counters</text:span></text:p>
              </text:list-item>
              <text:list-item>
                <text:p text:style-name="P6">Using mathematical <text:span text:style-name="T3">closed forms</text:span> instead of loops</text:p>
              </text:list-item>
              <text:list-item>
                <text:p text:style-name="P6">For loop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list-level-position-and-space-mode="label-width-and-position"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list-level-position-and-space-mode="label-width-and-position"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3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6" draw:layer="backgroundobjects" svg:width="14.01cm" svg:height="0.837cm" svg:x="5.04cm" svg:y="20.009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7" draw:layer="backgroundobjects" svg:width="13.477cm" svg:height="0.552cm" svg:x="0cm" svg:y="3.993cm">
        <text:p/>
      </draw:rect>
      <draw:frame draw:style-name="gr3" draw:text-style-name="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gr4" draw:text-style-name="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5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6" draw:layer="backgroundobjects" svg:width="13.758cm" svg:height="1.448cm" svg:x="4.657cm" svg:y="19.131cm" presentation:class="footer">
        <draw:text-box>
          <text:p text:style-name="P6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7" draw:layer="backgroundobjects" svg:width="14.8cm" svg:height="0.745cm" svg:x="0cm" svg:y="7.217cm">
        <text:p/>
      </draw:rect>
      <draw:frame draw:style-name="gr3" draw:text-style-name="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_Beta$Linux OpenOffice.org_project/300m3$Build-9328</meta:generator>
    <meta:initial-creator>Sean Ho</meta:initial-creator>
    <meta:creation-date>2006-09-15T16:58:11</meta:creation-date>
    <dc:date>2008-09-19T14:15:55</dc:date>
    <dc:language>en-US</dc:language>
    <meta:editing-cycles>17</meta:editing-cycles>
    <meta:editing-duration>PT09H08M11S</meta:editing-duration>
    <meta:document-statistic meta:object-count="241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